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143cm" fo:margin-top="0cm" fo:margin-bottom="0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69cm" fo:margin-left="0cm" fo:margin-right="-0.143cm" fo:margin-top="0cm" fo:margin-bottom="0cm" table:align="margins"/>
    </style:style>
    <style:style style:name="Table3.A" style:family="table-column">
      <style:table-column-properties style:column-width="2.492cm" style:rel-column-width="9799*"/>
    </style:style>
    <style:style style:name="Table3.B" style:family="table-column">
      <style:table-column-properties style:column-width="0.25cm" style:rel-column-width="984*"/>
    </style:style>
    <style:style style:name="Table3.C" style:family="table-column">
      <style:table-column-properties style:column-width="6.001cm" style:rel-column-width="23592*"/>
    </style:style>
    <style:style style:name="Table3.D" style:family="table-column">
      <style:table-column-properties style:column-width="0.543cm" style:rel-column-width="2135*"/>
    </style:style>
    <style:style style:name="Table3.E" style:family="table-column">
      <style:table-column-properties style:column-width="7.382cm" style:rel-column-width="2902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393cm" fo:margin-left="2.242cm" fo:margin-right="-0.109cm" fo:margin-top="0cm" fo:margin-bottom="0cm" table:align="margins"/>
    </style:style>
    <style:style style:name="Table4.A" style:family="table-column">
      <style:table-column-properties style:column-width="0.926cm" style:rel-column-width="4216*"/>
    </style:style>
    <style:style style:name="Table4.B" style:family="table-column">
      <style:table-column-properties style:column-width="13.467cm" style:rel-column-width="61319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2" style:family="table-row">
      <style:table-row-properties style:min-row-height="0.513cm"/>
    </style:style>
    <style:style style:name="Table5" style:family="table">
      <style:table-properties style:width="7.144cm" fo:margin-left="9.493cm" fo:margin-right="-0.111cm" fo:margin-top="0cm" fo:margin-bottom="0cm" table:align="margins"/>
    </style:style>
    <style:style style:name="Table5.A" style:family="table-column">
      <style:table-column-properties style:column-width="7.144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117cm" fo:margin-left="9.493cm" fo:margin-right="-0.085cm" table:align="margins"/>
    </style:style>
    <style:style style:name="Table6.A" style:family="table-column">
      <style:table-column-properties style:column-width="7.117cm" style:rel-column-width="65535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/>
      <style:text-properties style:font-name="Tahoma" fo:font-size="10pt" style:font-size-asian="10pt" style:font-name-complex="Tahoma" style:font-size-complex="10pt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2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B-20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BAPAK JAKSA AGUNG RI</text:p>
                  <text:p text:style-name="P7">MELALUI:</text:p>
                  <text:p text:style-name="P7">KEPALA 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9"/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12">Sesuai dengan Keputusan Jaksa Agung Nomor: Kep-112/JA/10/1989 jo Surat Edaran Jaksa Agung RI Nomor: SE-017/JA/51984 tanggal 26 Mei 1984 dengan ini kami ajukan permohonan izin {isi1}.</text:p>
                  <text:p text:style-name="P12">Adapun barang-barang yang dimaksud untuk {isi2} tercatat dalam register perkara No. {isi3} tanggal {isi4} dan terdiri dari {isi5}.</text:p>
                  <text:p text:style-name="P12">Bahwa barang-barang tersebut tidak dapat dilelang karena {isi6}.</text:p>
                  <text:p text:style-name="P12">Sehubungan dengan hal tersebut di atas dengan ini kami ajukan permohonan agar barang-barang tersebut dapat {isi7} bagi:</text:p>
                  <text:p text:style-name="P5"><text:s text:c="5"/></text:p>
                </table:table-cell>
                <table:covered-table-cell/>
              </table:table-row>
              <table:table-row table:style-name="Table4.2">
                <table:table-cell table:style-name="Table4.A1" office:value-type="string">
                  <text:p text:style-name="P10">[!-- BEGIN Permohonan --]{nourut}</text:p>
                </table:table-cell>
                <table:table-cell table:style-name="Table4.A1" office:value-type="string">
                  <text:p text:style-name="P11">{isidetail} </text:p>
                </table:table-cell>
              </table:table-row>
              <table:table-row>
                <table:table-cell table:style-name="Table4.A1" office:value-type="string">
                  <text:p text:style-name="P9">[!-- END Permohonan --]</text:p>
                </table:table-cell>
                <table:table-cell table:style-name="Table4.A1" office:value-type="string">
                  <text:p text:style-name="P11"/>
                </table:table-cell>
              </table:table-row>
              <table:table-row>
                <table:table-cell table:style-name="Table4.A1" table:number-columns-spanned="2" office:value-type="string">
                  <text:p text:style-name="P5">Demikian permohonan kami dengan harapan mendapat keputusan dari Bapak.</text:p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KEPALA {nama_satker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2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07:00Z</meta:creation-date>
    <dc:date>2016-02-29T12:11:44.17</dc:date>
    <meta:editing-cycles>21</meta:editing-cycles>
    <meta:editing-duration>PT1H20M11S</meta:editing-duration>
    <meta:document-statistic meta:table-count="6" meta:image-count="0" meta:object-count="0" meta:page-count="2" meta:paragraph-count="35" meta:word-count="133" meta:character-count="973"/>
    <meta:template xlink:type="simple" xlink:actuate="onRequest" xlink:title="" xlink:href="Normal.dotm"/>
  </office:meta>
</office:document-meta>
</file>